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6c2" officeooo:paragraph-rsid="0016c6c2"/>
    </style:style>
    <style:style style:name="P2" style:family="paragraph" style:parent-style-name="Standard">
      <style:text-properties officeooo:rsid="00181e1d" officeooo:paragraph-rsid="00181e1d"/>
    </style:style>
    <style:style style:name="P3" style:family="paragraph" style:parent-style-name="Standard">
      <style:text-properties officeooo:rsid="0019670b" officeooo:paragraph-rsid="0019670b"/>
    </style:style>
    <style:style style:name="T1" style:family="text">
      <style:text-properties officeooo:rsid="001b20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ive brief explanation about your profile</text:p>
      <text:p text:style-name="P1">2.Explain about your project.</text:p>
      <text:p text:style-name="P1">3.Did you make any changes in your driver</text:p>
      <text:p text:style-name="P1">4.Did face any challenges during your project.</text:p>
      <text:p text:style-name="P1">5.What is the difference between mutex and spinlock</text:p>
      <text:p text:style-name="P1">6.Alredy one thread acquired <text:s/>the spinlock and doing the some work in critical section,another thread came and it needs to acquire that spinlock it is very urgency ,how it acquire and what happen.</text:p>
      <text:p text:style-name="P1">7.What are the bottom half technics,give real time scenario where do we use the bottom half technics and why should we use that technique only at that scenario other than that technique.</text:p>
      <text:p text:style-name="P1">8.We inserted one module ,the hardware device is detected and probe function is invoked and we need <text:span text:style-name="T1">to </text:span>intilize that device from specfic address(for ex 0x500000) <text:span text:style-name="T1">other than the address <text:s/>which is mentioned in datasheet</text:span>,so how to intilize that device from that specific address.</text:p>
      <text:p text:style-name="P2">9.What is page fault,</text:p>
      <text:p text:style-name="P3">10.In one scenario ,for one hardware device physical memory is needed but physical memory is not avilable,how it get the memory and what will happen</text:p>
      <text:p text:style-name="P3">11.What is the ROM CODE address</text:p>
      <text:p text:style-name="P3">12.What is <text:s/>volatile </text:p>
      <text:p text:style-name="P3">13.Volatile keyword every time reads from the memory only,but we have the so many types of memories like cache memory(L1 cache,L2 cache,L3 cache),memory buffers and main memory,so how the compiler distinguish these memories while reading the volatile keyword.</text:p>
      <text:p text:style-name="P3">14.What is a static,what is the default value of satic storage class,where it is located.</text:p>
      <text:p text:style-name="P3">15.Write a macro for finding the minimum of two nubers,does it works in al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7:22:37.796451147</meta:creation-date>
    <dc:date>2017-12-04T18:16:47.581432681</dc:date>
    <meta:editing-duration>PT4M18S</meta:editing-duration>
    <meta:editing-cycles>2</meta:editing-cycles>
    <meta:generator>LibreOffice/4.2.8.2$Linux_X86_64 LibreOffice_project/420m0$Build-2</meta:generator>
    <meta:document-statistic meta:table-count="0" meta:image-count="0" meta:object-count="0" meta:page-count="1" meta:paragraph-count="15" meta:word-count="248" meta:character-count="1522" meta:non-whitespace-character-count="1285"/>
  </office:meta>
</office:document-meta>
</file>